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list-style-name="L2"/>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cisiones Test Plactherm.</text:p>
      <text:p text:style-name="P4">Arquitectura:</text:p>
      <text:p text:style-name="P4"/>
      <text:p text:style-name="P3">Protocolo:</text:p>
      <text:p text:style-name="Standard">En éste caso, hemos elegido el protocolo TCP por definición del problema, pero, bajo mi perspectiva, la implementación en UDP sería muy eficiente por las siguientes razones:</text:p>
      <text:p text:style-name="Standard"/>
      <text:p text:style-name="Standard">1.- Las ventajas que aporta TCP (Flujo de bytes, control de flujo y congestión, etc..) no aportan suficientes ventajas sobre él protocolo UDP, en éste caso práctico, como para que sea necesaria su implementación, ya que en principio no deberíamos tener problemas de congestión (es una red local) y el envío de mensajes será esporádico, más que un flujo de bytes.</text:p>
      <text:p text:style-name="Standard">2.- La cabecera de los datagramas es mucho menor que TCP con lo cual en un sistema con muchos paneles pequeños que envían información simultáneamente, y con una cierta frecuencia, habría menos congestión en el sistema. </text:p>
      <text:p text:style-name="Standard">3.- Suponiendo eventos "triggered" (que se ejecutan por una acción o en reacción al cambio de estado de un elemento (sensor)) no es necesario mantener una conexión activa como hace TCP.</text:p>
      <text:p text:style-name="Standard">4.- La mayor ventaja que supondría TCP es la utilización del campo de puntero de datos urgentes (flag URG) ya que en caso de un mensaje que debe ser ejecutado inmediatamente (envío de datos críticos del sistema) es muy útil. Sin embargo, como trabajamos con sistemas en los que el tiempo no es un factor crítico (siempre que sea menor a un par de milisegundos) podemos garantizar que UDP funcionará con suficiente efectividad e implementar un sistema de reenvío para mensajes críticos en caso de necesidad.</text:p>
      <text:p text:style-name="Standard"/>
      <text:p text:style-name="Standard">Para su implementación en UDP, nos podríamos basar en éste servidor/cliente sencillo y realizar cambios simples al código, <text:a xlink:type="simple" xlink:href="http://aprendiendo2veces.blogspot.com.es/2011/10/cliente-servidor-de-replica-udp-en-java.html">http://aprendiendo2veces.blogspot.com.es/2011/10/cliente-servidor-de-replica-udp-en-java.html</text:a> <text:s/>(añadir el campo de datos, seleccionar el/los puertos deseados, etc..).</text:p>
      <text:p text:style-name="Standard"/>
      <text:p text:style-name="Standard"/>
      <text:p text:style-name="Standard"><text:span text:style-name="T1">En cuanto a la implementación TCP:</text:span></text:p>
      <text:list xml:id="list3835093203325807855" text:style-name="L2">
        <text:list-item>
          <text:p text:style-name="P6">Seguimos el estándar RFC.</text:p>
        </text:list-item>
      </text:list>
      <text:p text:style-name="Standard"/>
      <text:p text:style-name="Standard"/>
      <text:p text:style-name="P3">Organización del código:</text:p>
      <text:p text:style-name="Standard"/>
      <text:p text:style-name="Standard">El Código se divide en dos clases java:</text:p>
      <text:list xml:id="list8803993514853019459" text:style-name="L1">
        <text:list-item>
          <text:p text:style-name="P1">Cliente.java: Implementación del cliente TCP.</text:p>
        </text:list-item>
        <text:list-item>
          <text:p text:style-name="P1">Servidor.java: Implementación del servidor TCP.</text:p>
        </text:list-item>
      </text:list>
      <text:p text:style-name="Standard"/>
      <text:p text:style-name="P3">Implementación:</text:p>
      <text:p text:style-name="P5">El código del servidor y el cliente está adjuntado, pero para su prueba he creado un servidor en amazon () en el que el servidor.java se está ejecutando y responderá a las peticiones de los cliente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2M49S</meta:editing-duration>
    <meta:editing-cycles>5</meta:editing-cycles>
    <meta:generator>OpenOffice.org/3.4$Win32 OpenOffice.org_project/340m1$Build-9590</meta:generator>
    <dc:date>2015-06-23T17:56:46.93</dc:date>
    <meta:document-statistic meta:table-count="0" meta:image-count="0" meta:object-count="0" meta:page-count="1" meta:paragraph-count="17" meta:word-count="346" meta:character-count="2214"/>
    <meta:user-defined meta:name="Info 1"/>
    <meta:user-defined meta:name="Info 2"/>
    <meta:user-defined meta:name="Info 3"/>
    <meta:user-defined meta:name="Info 4"/>
  </office:meta>
</office:document-meta>
</file>